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C0000014BE87B4BDA2618B7EB.png" manifest:media-type="image/png"/>
  <manifest:file-entry manifest:full-path="Pictures/10000201000001CF00000150D889EC5FF8E4B184.png" manifest:media-type="image/png"/>
  <manifest:file-entry manifest:full-path="Pictures/10000201000001A70000012ECE1BA363A46E1A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ospace"/>
    <style:font-face style:name="Lohit Devanagari1" svg:font-family="'Lohit Devanagari'"/>
    <style:font-face style:name="sofia-pro" svg:font-family="sofia-pro, sans-serif"/>
    <style:font-face style:name="var font-din" svg:font-family="'var font-din'"/>
    <style:font-face style:name="DejaVu Sans Mono" svg:font-family="'DejaVu Sans Mono'" style:font-family-generic="modern" style:font-pitch="fixed"/>
    <style:font-face style:name="Liberation Mono" svg:font-family="'Liberation Mono'" style:font-family-generic="modern" style:font-pitch="fixed"/>
    <style:font-face style:name="Manjari Bold" svg:font-family="'Manjari Bold'"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FreeSans"/>
    </style:style>
    <style:style style:name="P2" style:family="paragraph" style:parent-style-name="Standard">
      <style:paragraph-properties fo:margin-left="0cm" fo:margin-right="0cm" fo:margin-top="0cm" fo:margin-bottom="0.499cm" loext:contextual-spacing="false" fo:line-height="120%" fo:text-align="start" style:justify-single-word="false" fo:orphans="2" fo:widows="2" fo:text-indent="0cm" style:auto-text-indent="false"/>
      <style:text-properties fo:font-variant="normal" fo:text-transform="none" fo:color="#273239" style:font-name="FreeSans" fo:font-size="24pt" fo:letter-spacing="normal" fo:font-style="normal" loext:padding="0cm" loext:border="none"/>
    </style:style>
    <style:style style:name="P3" style:family="paragraph" style:parent-style-name="Standard">
      <style:paragraph-properties fo:margin-left="0cm" fo:margin-right="0cm" fo:margin-top="0cm" fo:margin-bottom="0.265cm" loext:contextual-spacing="false" fo:line-height="167%" fo:text-align="start" style:justify-single-word="false" fo:orphans="2" fo:widows="2" fo:text-indent="0cm" style:auto-text-indent="false" fo:padding="0cm" fo:border="none"/>
    </style:style>
    <style:style style:name="P4" style:family="paragraph" style:parent-style-name="Text_20_body">
      <style:paragraph-properties fo:margin-left="0cm" fo:margin-right="0cm" fo:margin-top="0cm" fo:margin-bottom="0cm" loext:contextual-spacing="false" fo:line-height="167%" fo:text-align="center" style:justify-single-word="false" fo:orphans="2" fo:widows="2" fo:text-indent="0cm" style:auto-text-indent="false"/>
      <style:text-properties loext:padding="0cm" loext:border="none"/>
    </style:style>
    <style:style style:name="P5"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sofia-pro" fo:font-size="11.25pt" fo:letter-spacing="normal" fo:font-style="normal" fo:font-weight="normal" loext:padding="0cm" loext:border="none"/>
    </style:style>
    <style:style style:name="P6"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FreeSans" fo:font-size="11.25pt" fo:letter-spacing="normal" fo:font-style="normal" fo:font-weight="normal" loext:padding="0cm" loext:border="none"/>
    </style:style>
    <style:style style:name="P7"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40424e" style:font-name="FreeSans" fo:font-size="12.75pt" fo:font-style="normal" fo:font-weight="bold" loext:padding="0cm" loext:border="none"/>
    </style:style>
    <style:style style:name="P8"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40424e" style:font-name="FreeSans" fo:font-size="12.75pt" fo:font-style="normal" fo:font-weight="bold" fo:background-color="#fff200" loext:padding="0cm" loext:border="none"/>
    </style:style>
    <style:style style:name="P9"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40424e" style:font-name="FreeSans" fo:font-size="12.75pt" fo:font-style="normal" fo:font-weight="normal" loext:padding="0cm" loext:border="none"/>
    </style:style>
    <style:style style:name="P10"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style>
    <style:style style:name="P11" style:family="paragraph" style:parent-style-name="Text_20_body">
      <style:paragraph-properties fo:margin-left="0cm" fo:margin-right="0cm" fo:margin-top="1.058cm" fo:margin-bottom="0cm" loext:contextual-spacing="false" fo:line-height="167%" fo:text-align="start" style:justify-single-word="false" fo:orphans="2" fo:widows="2" fo:text-indent="0cm" style:auto-text-indent="false"/>
      <style:text-properties loext:padding="0cm" loext:border="none"/>
    </style:style>
    <style:style style:name="P12"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FreeSans" fo:font-size="12.75pt" fo:font-style="normal" fo:font-weight="normal" loext:padding="0cm" loext:border="none"/>
    </style:style>
    <style:style style:name="P13"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FreeSans" loext:padding="0cm" loext:border="none"/>
    </style:style>
    <style:style style:name="P14"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style:font-name="FreeSans" loext:padding="0cm" loext:border="none"/>
    </style:style>
    <style:style style:name="P15" style:family="paragraph" style:parent-style-name="Text_20_body">
      <style:paragraph-properties fo:margin-top="1.058cm" fo:margin-bottom="0cm" loext:contextual-spacing="false" fo:line-height="167%" fo:text-align="start" style:justify-single-word="false" fo:orphans="2" fo:widows="2"/>
      <style:text-properties fo:font-variant="normal" fo:text-transform="none" fo:color="#40424e" style:font-name="FreeSans" fo:font-size="12.75pt" fo:font-style="normal" fo:font-weight="normal" style:font-name-asian="var font-din" style:font-size-asian="12.75pt" style:font-style-asian="normal" style:font-weight-asian="normal" style:font-name-complex="var font-din" style:font-size-complex="12.75pt" style:font-style-complex="normal" style:font-weight-complex="normal" loext:padding="0cm" loext:border="none"/>
    </style:style>
    <style:style style:name="P16" style:family="paragraph" style:parent-style-name="Text_20_body">
      <style:paragraph-properties fo:margin-top="1.058cm" fo:margin-bottom="0cm" loext:contextual-spacing="false" fo:line-height="167%" fo:text-align="start" style:justify-single-word="false" fo:orphans="2" fo:widows="2"/>
      <style:text-properties style:font-name="FreeSans"/>
    </style:style>
    <style:style style:name="P17" style:family="paragraph" style:parent-style-name="Text_20_body" style:list-style-name="L5">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18" style:family="paragraph" style:parent-style-name="Text_20_body" style:list-style-name="L3">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FreeSans" fo:font-size="12.75pt" fo:font-style="normal" fo:font-weight="normal" loext:padding="0cm" loext:border="none"/>
    </style:style>
    <style:style style:name="P19" style:family="paragraph" style:parent-style-name="Text_20_body" style:list-style-name="L4">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FreeSans" fo:font-size="12.75pt" fo:font-style="normal" fo:font-weight="normal" loext:padding="0cm" loext:border="none"/>
    </style:style>
    <style:style style:name="P20" style:family="paragraph" style:parent-style-name="Text_20_body" style:list-style-name="L5">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FreeSans" fo:font-size="12.75pt" fo:font-style="normal" fo:font-weight="normal" loext:padding="0cm" loext:border="none"/>
    </style:style>
    <style:style style:name="P21" style:family="paragraph" style:parent-style-name="Text_20_body" style:list-style-name="L7">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FreeSans" fo:font-size="12.75pt" fo:font-style="normal" fo:font-weight="normal" loext:padding="0cm" loext:border="none"/>
    </style:style>
    <style:style style:name="P22" style:family="paragraph" style:parent-style-name="Text_20_body" style:list-style-name="L8">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FreeSans" fo:font-size="12.75pt" fo:font-style="normal" fo:font-weight="normal" loext:padding="0cm" loext:border="none"/>
    </style:style>
    <style:style style:name="P23" style:family="paragraph" style:parent-style-name="Text_20_body" style:list-style-name="L9">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FreeSans" fo:font-size="12.75pt" fo:font-style="normal" fo:font-weight="normal" loext:padding="0cm" loext:border="none"/>
    </style:style>
    <style:style style:name="P24" style:family="paragraph" style:parent-style-name="Text_20_body" style:list-style-name="L6">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FreeSans" fo:font-size="12.75pt" fo:font-style="normal" fo:font-weight="normal" loext:padding="0cm" loext:border="none"/>
    </style:style>
    <style:style style:name="P25" style:family="paragraph" style:parent-style-name="Text_20_body" style:list-style-name="L8">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26" style:family="paragraph" style:parent-style-name="Text_20_body" style:list-style-name="L4">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style:font-name="FreeSans" loext:padding="0cm" loext:border="none"/>
    </style:style>
    <style:style style:name="P27" style:family="paragraph" style:parent-style-name="Heading_20_3">
      <style:paragraph-properties fo:margin-left="0cm" fo:margin-right="0cm" fo:margin-top="0.635cm" fo:margin-bottom="0.635cm" loext:contextual-spacing="false" fo:line-height="167%" fo:text-align="start" style:justify-single-word="false" fo:orphans="2" fo:widows="2" fo:text-indent="0cm" style:auto-text-indent="false" fo:padding="0cm" fo:border="none"/>
      <style:text-properties fo:font-variant="normal" fo:text-transform="none" fo:color="#40424e" style:font-name="FreeSans" fo:font-size="12.75pt" fo:font-style="normal" fo:font-weight="normal" loext:padding="0cm" loext:border="none"/>
    </style:style>
    <style:style style:name="P28" style:family="paragraph" style:parent-style-name="Heading_20_4">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40424e" style:font-name="FreeSans" fo:font-size="12.75pt" fo:font-style="normal" fo:font-weight="normal" loext:padding="0cm" loext:border="none"/>
    </style:style>
    <style:style style:name="P29" style:family="paragraph" style:parent-style-name="Heading_20_4">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0000cd" style:font-name="FreeSans" fo:font-size="12.75pt" fo:font-style="normal" fo:font-weight="bold" style:font-weight-asian="bold" style:font-weight-complex="bold" loext:padding="0cm" loext:border="none"/>
    </style:style>
    <style:style style:name="P30" style:family="paragraph" style:parent-style-name="Heading_20_4">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0000cd" style:font-name="FreeSans" fo:font-size="14pt" fo:font-style="normal" fo:font-weight="bold" style:font-size-asian="14pt" style:font-weight-asian="bold" style:font-size-complex="14pt" style:font-weight-complex="bold" loext:padding="0cm" loext:border="none"/>
    </style:style>
    <style:style style:name="P31" style:family="paragraph" style:parent-style-name="Preformatted_20_Text">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FreeSans" fo:font-size="12pt" fo:font-style="normal" fo:font-weight="normal" loext:padding="0cm" loext:border="none"/>
    </style:style>
    <style:style style:name="P32" style:family="paragraph" style:parent-style-name="Preformatted_20_Text">
      <style:paragraph-properties fo:margin-top="0cm" fo:margin-bottom="0.265cm" loext:contextual-spacing="false" fo:line-height="167%" fo:text-align="start" style:justify-single-word="false" fo:orphans="2" fo:widows="2" fo:padding="0cm" fo:border="none"/>
      <style:text-properties fo:font-variant="normal" fo:text-transform="none" fo:color="#40424e" style:font-name="FreeSans" fo:font-size="12pt" fo:font-style="normal" fo:font-weight="normal" loext:padding="0cm" loext:border="none"/>
    </style:style>
    <style:style style:name="T1" style:family="text">
      <style:text-properties fo:font-weight="bold"/>
    </style:style>
    <style:style style:name="T2" style:family="text">
      <style:text-properties fo:font-variant="normal" fo:text-transform="none" fo:color="#273239" style:font-name="sofia-pro" fo:font-size="11.25pt" fo:letter-spacing="normal" fo:font-style="normal" fo:font-weight="normal" loext:padding="0cm" loext:border="none"/>
    </style:style>
    <style:style style:name="T3" style:family="text">
      <style:text-properties fo:font-variant="normal" fo:text-transform="none" fo:color="#273239" style:font-name="sofia-pro" fo:font-size="24pt" fo:letter-spacing="normal" fo:font-style="normal" fo:font-weight="normal" loext:padding="0cm" loext:border="none"/>
    </style:style>
    <style:style style:name="T4" style:family="text">
      <style:text-properties fo:font-variant="normal" fo:text-transform="none" fo:color="#273239" style:text-line-through-style="none" style:text-line-through-type="none" style:font-name="sofia-pro" fo:font-size="11.25pt" fo:letter-spacing="normal" fo:font-style="normal" style:text-underline-style="none" fo:font-weight="bold" style:text-blinking="false" loext:padding="0cm" loext:border="none"/>
    </style:style>
    <style:style style:name="T5" style:family="text">
      <style:text-properties fo:font-variant="normal" fo:text-transform="none" fo:color="#273239" style:text-line-through-style="none" style:text-line-through-type="none" fo:font-size="11.25pt" fo:letter-spacing="normal" fo:font-style="normal" style:text-underline-style="none" fo:font-weight="bold" style:text-blinking="false" loext:padding="0cm" loext:border="none"/>
    </style:style>
    <style:style style:name="T6" style:family="text">
      <style:text-properties fo:font-variant="normal" fo:text-transform="none" fo:color="#40424e" style:font-name="var font-din" fo:font-size="12.75pt" fo:font-style="normal" fo:font-weight="normal"/>
    </style:style>
    <style:style style:name="T7" style:family="text">
      <style:text-properties fo:font-variant="normal" fo:text-transform="none" fo:color="#40424e" style:font-name="var font-din" fo:font-size="12.75pt" fo:font-style="normal" fo:font-weight="normal" loext:padding="0cm" loext:border="none"/>
    </style:style>
    <style:style style:name="T8" style:family="text">
      <style:text-properties fo:font-variant="normal" fo:text-transform="none" fo:color="#40424e" style:font-name="var font-din" fo:font-size="12.75pt" fo:font-style="normal" fo:font-weight="bold" loext:padding="0cm" loext:border="none"/>
    </style:style>
    <style:style style:name="T9" style:family="text">
      <style:text-properties fo:font-variant="normal" fo:text-transform="none" fo:color="#40424e" fo:font-size="12.75pt" fo:font-style="normal" fo:font-weight="normal"/>
    </style:style>
    <style:style style:name="T10" style:family="text">
      <style:text-properties fo:font-variant="normal" fo:text-transform="none" fo:color="#40424e" fo:font-size="12.75pt" fo:font-style="normal" fo:font-weight="normal" loext:padding="0cm" loext:border="none"/>
    </style:style>
    <style:style style:name="T11" style:family="text">
      <style:text-properties fo:font-variant="normal" fo:text-transform="none" fo:color="#40424e" fo:font-size="12.75pt" fo:font-style="normal" fo:font-weight="bold" loext:padding="0cm" loext:border="none"/>
    </style:style>
    <style:style style:name="T12" style:family="text">
      <style:text-properties fo:font-variant="normal" fo:text-transform="none" fo:color="#40424e" style:font-name="Liberation Sans" fo:font-size="12.75pt" fo:font-style="normal" fo:font-weight="normal" loext:padding="0cm" loext:border="none"/>
    </style:style>
    <style:style style:name="T13" style:family="text">
      <style:text-properties fo:font-variant="normal" fo:text-transform="none" fo:color="#40424e" style:font-name="Liberation Sans" fo:font-size="12.75pt" fo:font-style="normal" fo:font-weight="bold" loext:padding="0cm" loext:border="none"/>
    </style:style>
    <style:style style:name="T14" style:family="text">
      <style:text-properties fo:font-variant="normal" fo:text-transform="none" fo:color="#40424e" style:font-name="Manjari Bold" fo:font-size="12.75pt" fo:font-style="normal" fo:font-weight="normal" loext:padding="0cm" loext:border="none"/>
    </style:style>
    <style:style style:name="T15" style:family="text">
      <style:text-properties fo:font-variant="normal" fo:text-transform="none" fo:color="#40424e" style:font-name="Manjari Bold" fo:font-size="12.75pt" fo:font-style="normal" fo:font-weight="bold" loext:padding="0cm" loext:border="none"/>
    </style:style>
    <style:style style:name="T16" style:family="text">
      <style:text-properties fo:font-variant="normal" fo:text-transform="none" fo:color="#40424e" style:font-name="FreeSans" fo:font-size="12.75pt" fo:font-style="normal" fo:font-weight="normal" loext:padding="0cm" loext:border="none"/>
    </style:style>
    <style:style style:name="T17" style:family="text">
      <style:text-properties fo:font-variant="normal" fo:text-transform="none" fo:color="#40424e" style:font-name="FreeSans" fo:font-size="12.75pt" fo:font-style="normal" fo:font-weight="normal" fo:background-color="#fff200" loext:char-shading-value="0" loext:padding="0cm" loext:border="none"/>
    </style:style>
    <style:style style:name="T18" style:family="text">
      <style:text-properties fo:font-variant="normal" fo:text-transform="none" fo:color="#40424e" style:font-name="FreeSans" fo:font-size="12.75pt" fo:font-style="normal" fo:font-weight="normal" fo:background-color="#fff200" loext:char-shading-value="0" loext:padding="0cm" loext:border="none"/>
    </style:style>
    <style:style style:name="T19" style:family="text">
      <style:text-properties fo:font-variant="normal" fo:text-transform="none" fo:color="#40424e" style:font-name="FreeSans" fo:font-size="12.75pt" fo:font-style="normal" fo:font-weight="normal" style:font-weight-asian="normal" style:font-weight-complex="normal" loext:padding="0cm" loext:border="none"/>
    </style:style>
    <style:style style:name="T20" style:family="text">
      <style:text-properties fo:font-variant="normal" fo:text-transform="none" fo:color="#40424e" style:font-name="FreeSans" fo:font-size="12.75pt" fo:font-style="normal" fo:font-weight="bold" loext:padding="0cm" loext:border="none"/>
    </style:style>
    <style:style style:name="T21" style:family="text">
      <style:text-properties fo:font-variant="normal" fo:text-transform="none" fo:color="#40424e" style:font-name="FreeSans" fo:font-size="12.75pt" fo:font-style="normal" fo:font-weight="bold" style:font-weight-asian="bold" style:font-weight-complex="bold" loext:padding="0cm" loext:border="none"/>
    </style:style>
    <style:style style:name="T22" style:family="text">
      <style:text-properties fo:font-variant="normal" fo:text-transform="none" fo:color="#0000cd" style:font-name="sofia-pro" fo:font-size="24pt" fo:letter-spacing="normal" fo:font-style="normal" fo:font-weight="normal" loext:padding="0cm" loext:border="none"/>
    </style:style>
    <style:style style:name="T23" style:family="text">
      <style:text-properties fo:font-variant="normal" fo:text-transform="none" fo:color="#0000cd" style:font-name="sofia-pro" fo:font-size="24pt" fo:letter-spacing="normal" fo:font-style="normal" fo:font-weight="bold" style:font-weight-asian="bold" style:font-weight-complex="bold" loext:padding="0cm" loext:border="none"/>
    </style:style>
    <style:style style:name="T24" style:family="text">
      <style:text-properties fo:font-variant="normal" fo:text-transform="none" fo:color="#0000cd" fo:font-size="24pt" fo:letter-spacing="normal" fo:font-style="normal" fo:font-weight="bold" style:font-weight-asian="bold" style:font-weight-complex="bold" loext:padding="0cm" loext:border="none"/>
    </style:style>
    <style:style style:name="T25" style:family="text">
      <style:text-properties fo:font-variant="normal" fo:text-transform="none" fo:color="#0000cd" style:font-name="FreeSans" fo:font-size="24pt" fo:letter-spacing="normal" fo:font-style="normal" fo:font-weight="bold" style:font-weight-asian="bold" style:font-weight-complex="bold" loext:padding="0cm" loext:border="none"/>
    </style:style>
    <style:style style:name="T26" style:family="text">
      <style:text-properties fo:font-size="12.75pt" style:font-size-asian="12.75pt" style:font-size-complex="12.75pt" loext:padding="0cm" loext:border="none"/>
    </style:style>
    <style:style style:name="T27" style:family="text">
      <style:text-properties style:font-name="FreeSans"/>
    </style:style>
    <style:style style:name="fr1" style:family="graphic" style:parent-style-name="Graphics">
      <style:graphic-properties fo:margin-left="0cm" fo:margin-right="0cm" fo:margin-top="0cm" fo:margin-bottom="0.397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tocols in Application Layer</text:p>
      <text:list xml:id="list1304920148" text:style-name="L1">
        <text:list-header>
          <text:p text:style-name="P6"><text:span text:style-name="T5"/></text:p>
        </text:list-header>
      </text:list>
      <text:h text:style-name="P27" text:outline-level="3">Application Layer:-</text:h>
      <text:p text:style-name="P12">The application layer is present at the top of the OSI model. It is the layer through which users interact. It provides services to the user.</text:p>
      <text:h text:style-name="P27" text:outline-level="3">Application Layer protocol:-</text:h>
      <text:h text:style-name="P29" text:outline-level="4">1. TELNET:</text:h>
      <text:p text:style-name="P10"><text:span text:style-name="T16">Telnet stands for the </text:span><text:span text:style-name="Strong_20_Emphasis"><text:span text:style-name="T18">TEL</text:span></text:span><text:span text:style-name="T18">ecomunications </text:span><text:span text:style-name="Strong_20_Emphasis"><text:span text:style-name="T18">NET</text:span></text:span><text:span text:style-name="T18">work. </text:span><text:span text:style-name="T16">It helps in terminal emulation. It allows Telnet client to access the resources of the Telnet server. It is used for managing the files on the internet. It is used for initial set up of devices like switches. The telnet command is a command that uses the Telnet protocol to communicate with a remote device or system.</text:span><text:span text:style-name="T18"> Port number of telnet is 23.</text:span><text:span text:style-name="T16"><text:line-break/></text:span><text:span text:style-name="T21">Command</text:span></text:p>
      <text:p text:style-name="P31">telnet [\\RemoteServer]</text:p>
      <text:p text:style-name="P32">\\RemoteServer <text:s text:c="2"/>: Specifies the name of the server to which you want to connect</text:p>
      <text:h text:style-name="P30" text:outline-level="4">2. FTP:</text:h>
      <text:p text:style-name="P12">FTP stands for file transfer protocol. It is the protocol that actually lets us transfer files.It can facilitate this between any two machines using it. But FTP is not just a protocol but it is also a program.FTP promotes sharing of files via remote computers with reliable and efficient data transfer. Port number for FTP is 20 for data and 21 for control.</text:p>
      <text:p text:style-name="P7">Command</text:p>
      <text:p text:style-name="P31">ftp machinename</text:p>
      <text:h text:style-name="P28" text:outline-level="4">3. TFTP:</text:h>
      <text:p text:style-name="P12">The Trivial File Transfer Protocol (TFTP) is the stripped-down, stock version of FTP, but it’s the protocol of choice if you know exactly what you want and where to find it. It’s <text:soft-page-break/>a technology for transferring files between network devices and is a simplified version of FTP</text:p>
      <text:p text:style-name="P16"/>
      <text:p text:style-name="P7">Command</text:p>
      <text:p text:style-name="P31">tftp [ options... ] [host [port]] [-c command]</text:p>
      <text:h text:style-name="P28" text:outline-level="4">4. NFS:</text:h>
      <text:p text:style-name="P12">It stands for network file system.It allows remote hosts to mount file systems over a network and interact with those file systems as though they are mounted locally. This enables system administrators to consolidate resources onto centralized servers on the network.</text:p>
      <text:p text:style-name="P7">Command</text:p>
      <text:p text:style-name="P31">service nfs start</text:p>
      <text:h text:style-name="P28" text:outline-level="4">5. SMTP:</text:h>
      <text:p text:style-name="P12">It stands for Simple Mail Transfer Protocol. It is a part of the TCP/IP protocol. Using a process called “store and forward,” SMTP moves your email on and across networks. It works closely with something called the Mail Transfer Agent (MTA) to send your communication to the right computer and email inbox. Port number for SMTP is 25.</text:p>
      <text:p text:style-name="P7">Command</text:p>
      <text:p text:style-name="P31">MAIL FROM:&lt;mail@abc.com?</text:p>
      <text:h text:style-name="P28" text:outline-level="4">6. LPD:</text:h>
      <text:p text:style-name="P12">It stands for Line Printer Daemon.It is designed for printer sharing.It is the part that receives and processes the request. A “daemon” is a server or agent.</text:p>
      <text:p text:style-name="P7">Command</text:p>
      <text:p text:style-name="P31">lpd [ -d ] [ -l ] [ -D DebugOutputFile]</text:p>
      <text:h text:style-name="P28" text:outline-level="4"><text:soft-page-break/>7. X window:</text:h>
      <text:p text:style-name="P14"><text:span text:style-name="T9">It defines a protocol for the writing of graphical user interface–based client/server applications. The idea is to allow a program, called a client, to run on one computer. It is primarily used in networks of interconnected mainframes.</text:span></text:p>
      <text:p text:style-name="P7">Command</text:p>
      <text:p text:style-name="P31">Run xdm in runlevel 5</text:p>
      <text:h text:style-name="P28" text:outline-level="4">8. SNMP:</text:h>
      <text:p text:style-name="P9">It stands for Simple Network Management Protocol. It gathers data by polling the devices on<text:line-break/>the network from a management station at fixed or random intervals, requiring<text:line-break/>them to disclose certain information. It is a way that servers can share information about their current state, and also a channel through which an administrate can modify pre-defined values. Port number of SNMP is 161(TCP) and 162(UDP).<text:line-break/><text:span text:style-name="T1">Command</text:span></text:p>
      <text:p text:style-name="P31">snmpget -mALL -v1 -cpublic snmp_agent_Ip_address sysName.0</text:p>
      <text:h text:style-name="P28" text:outline-level="4">9. DNS:</text:h>
      <text:p text:style-name="P9">It stands for Domain Name System. Every time you use a domain name, therefore, a DNS service must translate the name into the corresponding IP address. For example, the domain name www.abc.com might translate to 198.105.232.4.<text:line-break/>Port number for DNS is 53.<text:line-break/><text:span text:style-name="T1">Command</text:span></text:p>
      <text:p text:style-name="P31">ipconfig /flushdns</text:p>
      <text:h text:style-name="P28" text:outline-level="4">10. DHCP:</text:h>
      <text:p text:style-name="P12">It stands for Dynamic Host Configuration Protocol (DHCP).It gives IP addresses to hosts.There is a lot of information a DHCP server can provide to a host when the host is registering for an IP address with the DHCP server. Port number for DHCP is 67, 68.</text:p>
      <text:p text:style-name="P7">Command</text:p>
      <text:p text:style-name="P31">clear ip dhcp binding {address | * }</text:p>
      <text:p text:style-name="P31"/>
      <text:p text:style-name="P3"><text:soft-page-break/><text:span text:style-name="T25">P2P(Peer To Peer) File Sharing</text:span><text:span text:style-name="T16"><text:line-break/>In Computer Networking, P2P is a file sharing technology, allowing the users to access mainly the multimedia files like videos, music, e-books, games etc. The individual users in this network are referred to as </text:span><text:span text:style-name="Strong_20_Emphasis"><text:span text:style-name="T16">peers</text:span></text:span><text:span text:style-name="T16">. The peers request for the files from other peers by establishing TCP or UDP connections.</text:span></text:p>
      <text:p text:style-name="P10"><text:span text:style-name="Strong_20_Emphasis"><text:span text:style-name="T21">How P2P works(Overview)</text:span></text:span><text:span text:style-name="T16"><text:line-break/>A peer-to-peer network allows computer hardware and software to communicate without the need for a server. Unlike client-server architecture, there is no central server for processing requests in a P2P architecture. The peers directly interact with one another without the requirement of a central server.</text:span></text:p>
      <text:p text:style-name="P12">Now, when one peer makes a request, it is possible that multiple peers have the copy of that requested object. Now the problem is how to get the IP addresses of all those peers. This is decided by the underlying architecture supported by the P2P systems. By means of one of these methods, the client peer can get to know about all the peers which have the requested object/file and the file transfer takes place directly between these two peers.</text:p>
      <text:p text:style-name="P10"><text:span text:style-name="Strong_20_Emphasis"><text:span text:style-name="T16">Three such Architectures exist:</text:span></text:span></text:p>
      <text:list xml:id="list1914734156" text:style-name="L3">
        <text:list-item>
          <text:p text:style-name="P18">Centralized Directory</text:p>
        </text:list-item>
        <text:list-item>
          <text:p text:style-name="P18">Query Flooding</text:p>
        </text:list-item>
        <text:list-item>
          <text:p text:style-name="P18">Exploiting Heterogeneity</text:p>
        </text:list-item>
      </text:list>
      <text:p text:style-name="P8">1. Centralized Directory</text:p>
      <text:list xml:id="list3002723662" text:style-name="L4">
        <text:list-header>
          <text:p text:style-name="P26"><text:span text:style-name="T9"><text:s/>It is somewhat similar to client server architecture in the sense that it maintains a huge central server to provide directory service.</text:span></text:p>
        </text:list-header>
        <text:list-item>
          <text:p text:style-name="P19">All the peers inform this central server of their IP address and the files they are making available for sharing.</text:p>
        </text:list-item>
        <text:list-item>
          <text:p text:style-name="P19">The server queries the peers at regular intervals to make sure if the peers are still connected or not.</text:p>
        </text:list-item>
        <text:list-item>
          <text:p text:style-name="P19">So basically this server maintains a huge database regarding which file is present at which IP addresses.</text:p>
        </text:list-item>
      </text:list>
      <text:p text:style-name="P10"><text:span text:style-name="Strong_20_Emphasis"><text:span text:style-name="T16">Working</text:span></text:span></text:p>
      <text:list xml:id="list103026987" text:style-name="L5">
        <text:list-item>
          <text:p text:style-name="P20"><text:soft-page-break/>Now whenever a requesting peer comes in, it sends its query to the server.</text:p>
        </text:list-item>
        <text:list-item>
          <text:p text:style-name="P17"><text:span text:style-name="T27">Since the server has all the informati</text:span>on of its peers, so it returns the IP addresses of all the peers having the requested file to the peer.</text:p>
        </text:list-item>
        <text:list-item>
          <text:p text:style-name="P20">Now the file transfer takes place between these two peers.</text:p>
        </text:list-item>
      </text:list>
      <text:p text:style-name="P10"><text:span text:style-name="T18">The first system which made use of this method was </text:span><text:span text:style-name="Strong_20_Emphasis"><text:span text:style-name="T18">Napster</text:span></text:span><text:span text:style-name="T18">, for the purpose of Mp3 distribution.</text:span><text:span text:style-name="T7"><text:line-break/></text:span><text:span text:style-name="T7"><draw:frame draw:style-name="fr1" draw:name="Image1" text:anchor-type="as-char" svg:width="12.25cm" svg:height="7.938cm" draw:z-index="0"><draw:image xlink:href="Pictures/10000201000001CF00000150D889EC5FF8E4B184.png" xlink:type="simple" xlink:show="embed" xlink:actuate="onLoad" loext:mime-type="image/png"/></draw:frame></text:span></text:p>
      <text:p text:style-name="P12">The major problem with such an architecture is that there is a single point of failure. If the server crashes, the whole P2P network crashes. Also, since all of the processing is to be done by a single server so a huge amount of database has to be maintained and regularly updated.</text:p>
      <text:p text:style-name="P8">2. Query Flooding</text:p>
      <text:list xml:id="list2202343766" text:style-name="L6">
        <text:list-item>
          <text:p text:style-name="P24">Unlike the centralized approach, this method makes use of distributed systems.</text:p>
        </text:list-item>
        <text:list-item>
          <text:p text:style-name="P24">In this, the peers are supposed to be connected into an overlay network. It means if a connection/path exists from one peer to other, it is a part of this overlay network.</text:p>
        </text:list-item>
        <text:list-item>
          <text:p text:style-name="P24"><text:soft-page-break/>In this overlay network, peers are called as nodes and the connection between peers is called an edge between the nodes, thus resulting in a graph-like structure.</text:p>
        </text:list-item>
      </text:list>
      <text:p text:style-name="P10"><text:span text:style-name="Strong_20_Emphasis"><text:span text:style-name="T16">Working</text:span></text:span></text:p>
      <text:list xml:id="list460941612" text:style-name="L7">
        <text:list-item>
          <text:p text:style-name="P21">Now when one peer requests for some file, this request is sent to all its neighboring nodes i.e. to all nodes which are connected to this node. If those nodes don’t have the required file, they pass on the query to their neighbors and so on. This is called as query flooding.</text:p>
        </text:list-item>
        <text:list-item>
          <text:p text:style-name="P21">When the peer with requested file is found (referred to as query hit), the query flooding stops and it sends back the file name and file size to the client, thus following the reverse path.</text:p>
        </text:list-item>
        <text:list-item>
          <text:p text:style-name="P21">If there are multiple query hits, the client selects from one of these peers.</text:p>
        </text:list-item>
      </text:list>
      <text:p text:style-name="P10"><text:span text:style-name="Strong_20_Emphasis"><text:span text:style-name="T16">Gnutella</text:span></text:span><text:span text:style-name="T16"> was the first decentralized peer to peer network.</text:span></text:p>
      <text:p text:style-name="P13"><draw:frame draw:style-name="fr1" draw:name="Image2" text:anchor-type="as-char" svg:width="11.192cm" svg:height="7.938cm" draw:z-index="1"><draw:image xlink:href="Pictures/10000201000001A70000012ECE1BA363A46E1A52.png" xlink:type="simple" xlink:show="embed" xlink:actuate="onLoad" loext:mime-type="image/png"/></draw:frame></text:p>
      <text:p text:style-name="P14"><text:span text:style-name="T9">This method also has some disadvantages like, the query has to be sent to all the neighboring peers unless a match is found. This increases traffic in the network.</text:span></text:p>
      <text:p text:style-name="P15"/>
      <text:p text:style-name="P8">3. Exploiting heterogeneity</text:p>
      <text:list xml:id="list2953600441" text:style-name="L8">
        <text:list-item>
          <text:p text:style-name="P22">This P2P architecture makes use of both the above discussed systems.</text:p>
        </text:list-item>
        <text:list-item>
          <text:p text:style-name="P22">It resembles a distributed system like Gnutella because there is no central server for query processing.</text:p>
        </text:list-item>
        <text:list-item>
          <text:p text:style-name="P25"><text:soft-page-break/><text:span text:style-name="T16">But unlike Gnutella, it does not treat all its peers equally. The peers with higher bandwidth and network connectivity are at a higher priority and are called as </text:span><text:span text:style-name="Strong_20_Emphasis"><text:span text:style-name="T16">group leaders/super nodes</text:span></text:span><text:span text:style-name="T16">. The rest of the peers are assigned to these super nodes.</text:span></text:p>
        </text:list-item>
        <text:list-item>
          <text:p text:style-name="P22">These super nodes are interconnected and the peers under these super nodes inform their respective leaders about their connectivity, IP address and the files available for sharing.</text:p>
        </text:list-item>
      </text:list>
      <text:p text:style-name="P10"><text:span text:style-name="Strong_20_Emphasis"><text:span text:style-name="T18">KaZaA</text:span></text:span><text:span text:style-name="T18"> technology is such an example </text:span><text:span text:style-name="T16">which makes use of Napster and Gnutella both.<text:line-break/>Thus, the individual group leaders along with their child peers form a Napster-like structure. These group leaders then interconnect among themselves to resemble a Gnutella-like structure.</text:span></text:p>
      <text:p text:style-name="P10"><text:span text:style-name="Strong_20_Emphasis"><text:span text:style-name="T16">Working</text:span></text:span></text:p>
      <text:list xml:id="list1366826512" text:style-name="L9">
        <text:list-item>
          <text:p text:style-name="P23">This structure can process the queries in two ways.</text:p>
        </text:list-item>
        <text:list-item>
          <text:p text:style-name="P23">The first one is that the super nodes could contact other super nodes and merge their databases with its own database. Thus, this super node now has information of a large number of peers.</text:p>
        </text:list-item>
        <text:list-item>
          <text:p text:style-name="P23">Another approach is that when a query comes in, it is forwarded to the neighboring super nodes until a match is found, just like in Gnutella. Thus query flooding exists but with limited scope as each super node has many child peers. Hence, such a system exploits the heterogeneity of the peers by designating some of them as group leaders/super nodes and others as their child peers.</text:p>
        </text:list-item>
      </text:list>
      <text:p text:style-name="P13"><draw:frame draw:style-name="fr1" draw:name="Image3" text:anchor-type="as-char" svg:width="11.324cm" svg:height="7.938cm" draw:z-index="2"><draw:image xlink:href="Pictures/10000201000001AC0000014BE87B4BDA2618B7EB.png" xlink:type="simple" xlink:show="embed" xlink:actuate="onLoad" loext:mime-type="image/png"/></draw:frame></text:p>
      <text:p text:style-name="P13"/>
      <text:p text:style-name="P3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ospace"/>
    <style:font-face style:name="Lohit Devanagari1" svg:font-family="'Lohit Devanagari'"/>
    <style:font-face style:name="sofia-pro" svg:font-family="sofia-pro, sans-serif"/>
    <style:font-face style:name="var font-din" svg:font-family="'var font-din'"/>
    <style:font-face style:name="DejaVu Sans Mono" svg:font-family="'DejaVu Sans Mono'" style:font-family-generic="modern" style:font-pitch="fixed"/>
    <style:font-face style:name="Liberation Mono" svg:font-family="'Liberation Mono'" style:font-family-generic="modern" style:font-pitch="fixed"/>
    <style:font-face style:name="Manjari Bold" svg:font-family="'Manjari Bold'"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7T08:31:28.138740843</meta:creation-date>
    <dc:date>2021-05-08T01:13:16.796977029</dc:date>
    <meta:editing-duration>PT15H40M24S</meta:editing-duration>
    <meta:editing-cycles>1</meta:editing-cycles>
    <meta:document-statistic meta:table-count="0" meta:image-count="3" meta:object-count="0" meta:page-count="8" meta:paragraph-count="83" meta:word-count="1506" meta:character-count="8770" meta:non-whitespace-character-count="7365"/>
    <meta:generator>LibreOffice/6.0.7.3$Linux_X86_64 LibreOffice_project/00m0$Build-3</meta:generator>
  </office:meta>
</office:document-meta>
</file>